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A500002AB800001CF098B3E4C6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font-size="12pt" style:font-size-asian="10.5pt" style:font-size-complex="12pt"/>
    </style:style>
    <style:style style:name="P2" style:family="paragraph" style:parent-style-name="Standard">
      <style:text-properties fo:font-size="12pt" officeooo:rsid="0013ec93" officeooo:paragraph-rsid="0035f1fd" style:font-size-asian="12pt" style:font-size-complex="12pt"/>
    </style:style>
    <style:style style:name="P3" style:family="paragraph" style:parent-style-name="Standard">
      <style:text-properties fo:font-size="12pt" officeooo:rsid="0013ec93" officeooo:paragraph-rsid="0035f1fd" style:font-size-asian="12pt" style:font-size-complex="12pt"/>
    </style:style>
    <style:style style:name="P4" style:family="paragraph" style:parent-style-name="Heading_20_1" style:master-page-name="First_20_Page">
      <style:paragraph-properties fo:margin-top="0in" fo:margin-bottom="0in" fo:text-align="start" style:justify-single-word="false" style:page-number="auto" fo:break-before="auto" fo:break-after="auto" style:shadow="none">
        <style:tab-stops/>
      </style:paragraph-properties>
      <style:text-properties style:font-name="Linux Libertine" fo:font-size="28pt" fo:font-style="normal" fo:font-weight="normal" officeooo:rsid="004da481" officeooo:paragraph-rsid="004da481" style:font-name-asian="DejaVu Sans2" style:font-size-asian="16.1000003814697pt" style:font-weight-asian="bold" style:font-name-complex="Lohit Hindi" style:font-size-complex="16.1000003814697pt" style:font-weight-complex="bold"/>
    </style:style>
    <style:style style:name="P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4fbcf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Math_20_text">
      <style:paragraph-properties>
        <style:tab-stops>
          <style:tab-stop style:position="0.4898in"/>
          <style:tab-stop style:position="0.8646in"/>
        </style:tab-stops>
      </style:paragraph-properties>
      <style:text-properties style:use-window-font-color="true" style:text-position="0% 100%" fo:font-size="12pt" fo:font-style="normal" style:text-underline-style="none" fo:font-weight="normal" officeooo:rsid="00515feb" officeooo:paragraph-rsid="0054fbcf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15feb" officeooo:paragraph-rsid="0054fbcf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d9e8e" officeooo:paragraph-rsid="0054fbcf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d9e8e" officeooo:paragraph-rsid="005697bd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Math_20_text">
      <style:paragraph-properties>
        <style:tab-stops>
          <style:tab-stop style:position="0.4898in"/>
          <style:tab-stop style:position="0.8646in"/>
        </style:tab-stops>
      </style:paragraph-properties>
      <style:text-properties style:use-window-font-color="true" style:text-position="0% 100%" fo:font-size="12pt" fo:font-style="normal" style:text-underline-style="solid" style:text-underline-width="auto" style:text-underline-color="font-color" fo:font-weight="normal" officeooo:rsid="004c97ca" officeooo:paragraph-rsid="0054fbcf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Math_20_text">
      <style:text-properties style:use-window-font-color="true" style:text-position="0% 100%" fo:font-size="12pt" fo:font-style="normal" style:text-underline-style="solid" style:text-underline-width="auto" style:text-underline-color="font-color" fo:font-weight="normal" officeooo:rsid="004c97ca" officeooo:paragraph-rsid="0054fbcf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Math_20_text">
      <style:text-properties style:use-window-font-color="true" style:text-position="0% 100%" style:font-name="DejaVu Sans1" fo:font-size="12pt" fo:font-style="normal" style:text-underline-style="none" fo:font-weight="normal" officeooo:rsid="0054a83e" officeooo:paragraph-rsid="0054fbcf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13" style:family="paragraph" style:parent-style-name="Math_20_text">
      <style:text-properties style:use-window-font-color="true" style:text-position="0% 100%" style:font-name="DejaVu Sans1" fo:font-size="12pt" fo:font-style="normal" style:text-underline-style="none" fo:font-weight="normal" officeooo:rsid="0054a83e" officeooo:paragraph-rsid="005697bd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14" style:family="paragraph" style:parent-style-name="Math_20_text">
      <style:paragraph-properties>
        <style:tab-stops>
          <style:tab-stop style:position="0.4898in"/>
          <style:tab-stop style:position="0.8646in"/>
        </style:tab-stops>
      </style:paragraph-properties>
      <style:text-properties style:use-window-font-color="true" style:text-position="0% 100%" style:font-name="DejaVu Sans1" fo:font-size="12pt" fo:font-style="normal" style:text-underline-style="solid" style:text-underline-width="auto" style:text-underline-color="font-color" fo:font-weight="normal" officeooo:rsid="004c97ca" officeooo:paragraph-rsid="0054fbcf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15" style:family="paragraph" style:parent-style-name="Math_20_text">
      <style:text-properties fo:font-size="12pt" officeooo:rsid="0013ec93" officeooo:paragraph-rsid="0056d233" style:font-size-asian="12pt" style:font-size-complex="12pt"/>
    </style:style>
    <style:style style:name="P16" style:family="paragraph" style:parent-style-name="Math_20_text">
      <style:text-properties officeooo:paragraph-rsid="005697bd"/>
    </style:style>
    <style:style style:name="P17" style:family="paragraph" style:parent-style-name="Math_20_text">
      <style:text-properties officeooo:paragraph-rsid="0056d233"/>
    </style:style>
    <style:style style:name="P18" style:family="paragraph" style:parent-style-name="Math_20_text">
      <style:paragraph-properties>
        <style:tab-stops>
          <style:tab-stop style:position="0.6772in"/>
        </style:tab-stops>
      </style:paragraph-properties>
      <style:text-properties officeooo:paragraph-rsid="0056d233"/>
    </style:style>
    <style:style style:name="P19" style:family="paragraph" style:parent-style-name="Math_20_text">
      <style:paragraph-properties>
        <style:tab-stops>
          <style:tab-stop style:position="0.6874in"/>
        </style:tab-stops>
      </style:paragraph-properties>
      <style:text-properties officeooo:paragraph-rsid="0056d233"/>
    </style:style>
    <style:style style:name="P20" style:family="paragraph" style:parent-style-name="Math_20_text">
      <style:text-properties officeooo:paragraph-rsid="005ac7bf"/>
    </style:style>
    <style:style style:name="P21" style:family="paragraph" style:parent-style-name="Math_20_text">
      <style:text-properties officeooo:paragraph-rsid="005b8ff3"/>
    </style:style>
    <style:style style:name="P22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solid" style:text-underline-width="auto" style:text-underline-color="font-color" fo:font-weight="normal" officeooo:rsid="004c97ca" officeooo:paragraph-rsid="0054fbcf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Math_20_text">
      <style:paragraph-properties fo:break-before="page"/>
      <style:text-properties style:use-window-font-color="true" style:text-position="0% 100%" style:font-name="DejaVu Sans1" fo:font-size="12pt" fo:font-style="normal" style:text-underline-style="none" fo:font-weight="normal" officeooo:rsid="0054a83e" officeooo:paragraph-rsid="0054fbcf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24" style:family="paragraph" style:parent-style-name="Math_20_text">
      <style:paragraph-properties fo:break-before="page"/>
      <style:text-properties officeooo:paragraph-rsid="005697bd"/>
    </style:style>
    <style:style style:name="P25" style:family="paragraph" style:parent-style-name="Math_20_text">
      <style:paragraph-properties fo:break-before="page"/>
      <style:text-properties officeooo:paragraph-rsid="0056d233"/>
    </style:style>
    <style:style style:name="P26" style:family="paragraph">
      <style:paragraph-properties fo:text-align="center"/>
    </style:style>
    <style:style style:name="T1" style:family="text">
      <style:text-properties style:use-window-font-color="true" style:text-position="0% 100%" style:font-name="DejaVu Sans1" fo:font-size="12pt" fo:font-style="normal" style:text-underline-style="none" fo:font-weight="normal" officeooo:rsid="0054a83e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T2" style:family="text">
      <style:text-properties style:use-window-font-color="true" style:text-position="0% 100%" style:font-name="DejaVu Sans1" fo:font-size="12pt" fo:font-style="normal" style:text-underline-style="none" fo:font-weight="normal" officeooo:rsid="005697bd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T3" style:family="text">
      <style:text-properties style:use-window-font-color="true" style:text-position="0% 100%" style:font-name="DejaVu Sans1" fo:font-size="12pt" fo:font-style="normal" style:text-underline-style="none" fo:font-weight="normal" officeooo:rsid="0056d233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T4" style:family="text">
      <style:text-properties style:use-window-font-color="true" style:text-position="0% 100%" style:font-name="DejaVu Sans1" fo:font-size="12pt" fo:font-style="normal" style:text-underline-style="none" fo:font-weight="normal" officeooo:rsid="005ac7bf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T5" style:family="text">
      <style:text-properties style:use-window-font-color="true" style:text-position="0% 100%" style:font-name="DejaVu Sans1" fo:font-size="12pt" fo:font-style="normal" style:text-underline-style="none" fo:font-weight="normal" officeooo:rsid="005b8ff3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T6" style:family="text">
      <style:text-properties style:use-window-font-color="true" style:text-position="0% 100%" style:font-name="DejaVu Sans1" fo:font-size="12pt" fo:font-style="normal" style:text-underline-style="solid" style:text-underline-width="auto" style:text-underline-color="font-color" fo:font-weight="normal" officeooo:rsid="005697bd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T7" style:family="text">
      <style:text-properties style:use-window-font-color="true" style:text-position="0% 100%" style:font-name="DejaVu Sans1" fo:font-size="12pt" fo:font-style="normal" style:text-underline-style="solid" style:text-underline-width="auto" style:text-underline-color="font-color" fo:font-weight="normal" officeooo:rsid="0056d233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T8" style:family="text">
      <style:text-properties style:use-window-font-color="true" style:text-position="sub 58%" style:font-name="DejaVu Sans1" fo:font-size="12pt" fo:font-style="normal" style:text-underline-style="none" fo:font-weight="normal" officeooo:rsid="005697bd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T9" style:family="text">
      <style:text-properties style:use-window-font-color="true" style:text-position="sub 58%" style:font-name="DejaVu Sans1" fo:font-size="12pt" fo:font-style="normal" style:text-underline-style="none" fo:font-weight="normal" officeooo:rsid="0056d233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T10" style:family="text">
      <style:text-properties style:use-window-font-color="true" style:text-position="sub 58%" style:font-name="DejaVu Sans1" fo:font-size="12pt" fo:font-style="normal" style:text-underline-style="none" fo:font-weight="normal" officeooo:rsid="005ac7bf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T11" style:family="text">
      <style:text-properties style:use-window-font-color="true" style:text-position="sub 58%" style:font-name="DejaVu Sans1" fo:font-size="12pt" fo:font-style="normal" style:text-underline-style="none" fo:font-weight="normal" officeooo:rsid="005b8ff3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T12" style:family="text">
      <style:text-properties style:text-position="sub 58%" officeooo:rsid="0054fbcf"/>
    </style:style>
    <style:style style:name="T13" style:family="text">
      <style:text-properties style:text-position="sub 58%" style:text-underline-style="none" officeooo:rsid="00515feb"/>
    </style:style>
    <style:style style:name="T14" style:family="text">
      <style:text-properties style:text-position="sub 58%" officeooo:rsid="004d9e8e"/>
    </style:style>
    <style:style style:name="T15" style:family="text">
      <style:text-properties style:text-position="sub 58%" officeooo:rsid="005697bd"/>
    </style:style>
    <style:style style:name="T16" style:family="text">
      <style:text-properties fo:color="#999999" style:text-underline-style="none" officeooo:rsid="0054fbcf"/>
    </style:style>
    <style:style style:name="T17" style:family="text">
      <style:text-properties fo:color="#999999" officeooo:rsid="0054fbcf"/>
    </style:style>
    <style:style style:name="T18" style:family="text">
      <style:text-properties fo:color="#999999" officeooo:rsid="005697bd"/>
    </style:style>
    <style:style style:name="T19" style:family="text">
      <style:text-properties fo:color="#999999" style:text-position="sub 58%" officeooo:rsid="005697bd"/>
    </style:style>
    <style:style style:name="T20" style:family="text">
      <style:text-properties style:text-position="super 58%" officeooo:rsid="004d9e8e"/>
    </style:style>
    <style:style style:name="T21" style:family="text">
      <style:text-properties style:text-position="super 58%" officeooo:rsid="005697bd"/>
    </style:style>
    <style:style style:name="T22" style:family="text">
      <style:text-properties officeooo:rsid="0054fbcf"/>
    </style:style>
    <style:style style:name="T23" style:family="text">
      <style:text-properties style:text-underline-style="none" officeooo:rsid="00515feb"/>
    </style:style>
    <style:style style:name="T24" style:family="text">
      <style:text-properties style:text-underline-style="none" officeooo:rsid="004f83e6"/>
    </style:style>
    <style:style style:name="T25" style:family="text">
      <style:text-properties style:text-underline-style="none" officeooo:rsid="0054fbcf"/>
    </style:style>
    <style:style style:name="T26" style:family="text">
      <style:text-properties style:font-name="DejaVu Sans1" officeooo:rsid="005697bd" style:font-name-asian="DejaVu Sans Mono" style:font-name-complex="DejaVu Sans Mono"/>
    </style:style>
    <style:style style:name="T27" style:family="text">
      <style:text-properties style:font-name="DejaVu Sans1" style:text-underline-style="none" officeooo:rsid="0054a83e" style:font-name-asian="DejaVu Sans Mono" style:font-name-complex="DejaVu Sans Mono"/>
    </style:style>
    <style:style style:name="T28" style:family="text">
      <style:text-properties officeooo:rsid="004d9e8e"/>
    </style:style>
    <style:style style:name="T29" style:family="text">
      <style:text-properties officeooo:rsid="005697bd"/>
    </style:style>
    <style:style style:name="T30" style:family="text">
      <style:text-properties style:text-underline-style="solid" style:text-underline-width="auto" style:text-underline-color="font-color" officeooo:rsid="005697b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text" draw:ole-draw-aspect="1"/>
    </style:style>
    <style:style style:name="fr4" style:family="graphic" style:parent-style-name="Formula">
      <style:graphic-properties fo:margin-left="0in" fo:margin-right="0in" style:wrap="parallel" style:number-wrapped-paragraphs="no-limit" style:wrap-contour="false" style:vertical-pos="middle" style:vertical-rel="text" draw:ole-draw-aspect="1"/>
    </style:style>
    <style:style style:name="fr5" style:family="graphic" style:parent-style-name="Formula">
      <style:graphic-properties fo:margin-left="0in" fo:margin-right="0in" style:wrap="parallel" style:number-wrapped-paragraphs="no-limit" style:wrap-contour="false" style:vertical-pos="from-top" draw:ole-draw-aspect="1"/>
    </style:style>
    <style:style style:name="gr1" style:family="graphic">
      <style:graphic-properties svg:stroke-width="0.0098in" draw:fill="none" draw:textarea-vertical-align="middle" draw:auto-grow-height="false" fo:min-height="0.5201in" fo:min-width="0.3465in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098in" draw:fill="none" draw:textarea-vertical-align="middle" draw:auto-grow-height="false" fo:min-height="0.5201in" fo:min-width="0.3465in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Sammanfattning av modul <text:span text:style-name="T22">2</text:span></text:h>
      <text:p text:style-name="P2"/>
      <text:p text:style-name="P17"><text:span text:style-name="T2">Postfacksprincipen:</text:span></text:p>
      <text:p text:style-name="P17"><text:span text:style-name="T2"/></text:p>
      <text:p text:style-name="P17"><text:span text:style-name="T2"><text:tab/>Om |X| = n &gt; |Y| = m så finns ingen injektion ƒ : X → Y.</text:span></text:p>
      <text:p text:style-name="P17"><text:span text:style-name="T3"/></text:p>
      <text:p text:style-name="P17"><text:span text:style-name="T3"><text:tab/>“Om n &gt; m och n saker läggs i m låder, får minst en låda minst två saker.”</text:span></text:p>
      <text:p text:style-name="P15"><text:span text:style-name="T3"/></text:p>
      <text:p text:style-name="P2"/>
      <text:p text:style-name="P2"/>
      <text:p text:style-name="P12"><text:span text:style-name="T22">Additionsprincipen:</text:span></text:p>
      <text:p text:style-name="P12"><text:span text:style-name="T22"/></text:p>
      <text:p text:style-name="P12"><text:span text:style-name="T22"><text:tab/>För ändliga, disjunkta A, B<text:tab/>(A ∩ B ≠ ∅) gäller:</text:span></text:p>
      <text:p text:style-name="P12"><text:span text:style-name="T22"/></text:p>
      <text:p text:style-name="P12"><text:span text:style-name="T22"><text:tab/><text:tab/>|A ∪ B| = |A| + |B|</text:span></text:p>
      <text:p text:style-name="P12"><text:span text:style-name="T22"/></text:p>
      <text:p text:style-name="P12"><text:span text:style-name="T22"><text:tab/>För flera ändliga, disjunkta A</text:span><text:span text:style-name="T12">i</text:span><text:span text:style-name="T22"> (A</text:span><text:span text:style-name="T12">i</text:span><text:span text:style-name="T22"> ∩ A</text:span><text:span text:style-name="T12">j</text:span><text:span text:style-name="T22"> ≠ ∅, i ≠ j) gäller:</text:span></text:p>
      <text:p text:style-name="P12"><text:span text:style-name="T22"/></text:p>
      <text:p text:style-name="P12"><text:span text:style-name="T22"><text:tab/><text:tab/>|A</text:span><text:span text:style-name="T12">1</text:span><text:span text:style-name="T22"> ∪ … ∪ A</text:span><text:span text:style-name="T12">n</text:span><text:span text:style-name="T22">| = |A</text:span><text:span text:style-name="T12">1</text:span><text:span text:style-name="T22">| + … + |A</text:span><text:span text:style-name="T12">n</text:span><text:span text:style-name="T22">|</text:span></text:p>
      <text:p text:style-name="P12"><text:span text:style-name="T22"/></text:p>
      <text:p text:style-name="P8"/>
      <text:p text:style-name="P8"/>
      <text:p text:style-name="P8">Principen om inklusion/exklusion (sållprincipen)<text:span text:style-name="T22">:</text:span></text:p>
      <text:p text:style-name="P8"/>
      <text:p text:style-name="P8"><text:tab/>|A ∪ B| = |A| + |B| − |A ∩ B|</text:p>
      <text:p text:style-name="P8"/>
      <text:p text:style-name="P8"><text:span text:style-name="T22"><text:tab/></text:span>|A ∪ B ∪ C| = |A| + |B| + |C| − |A ∩ B| − |B ∩ C| − |C ∩ A| + |A ∩ B ∩ C|</text:p>
      <text:p text:style-name="P8"/>
      <text:p text:style-name="P5"><text:span text:style-name="T22"><text:tab/></text:span><text:span text:style-name="T28">|A</text:span><text:span text:style-name="T14">1</text:span><text:span text:style-name="T28"> ∪ A</text:span><text:span text:style-name="T14">2</text:span><text:span text:style-name="T28"> ∪ … ∪ A</text:span><text:span text:style-name="T14">n</text:span><text:span text:style-name="T28">| = α</text:span><text:span text:style-name="T14">1</text:span><text:span text:style-name="T28"> − α</text:span><text:span text:style-name="T14">2</text:span><text:span text:style-name="T28"> + α</text:span><text:span text:style-name="T14">3</text:span><text:span text:style-name="T28"> − … + (−1)</text:span><text:span text:style-name="T20">n + 1</text:span><text:span text:style-name="T28"> α</text:span><text:span text:style-name="T14">n</text:span></text:p>
      <text:p text:style-name="P8"/>
      <text:p text:style-name="P5"><text:span text:style-name="T28"><text:tab/><text:tab/></text:span><text:span text:style-name="T28"><draw:frame draw:style-name="fr2" draw:name="Object1" text:anchor-type="as-char" svg:width="2.5244in" svg:height="0.3602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8"/>
      <text:p text:style-name="P8"><text:span text:style-name="T27"/></text:p>
      <text:p text:style-name="P8"><text:span text:style-name="T27"/></text:p>
      <text:p text:style-name="P9"><text:span text:style-name="T26">Antalet med en viss egenskap = totala antalet − antalet utan egenskapen.</text:span></text:p>
      <text:p text:style-name="P9"><text:span text:style-name="T26"/></text:p>
      <text:p text:style-name="P22"><text:span text:style-name="T24">Om X, Y är mängder, </text:span><text:span text:style-name="T23">X </text:span><text:span text:style-name="T24">×</text:span><text:span text:style-name="T23"> </text:span><text:span text:style-name="T24">Y = {(x; y) | x ∈ X, y ∈ Y}</text:span></text:p>
      <text:p text:style-name="P7"/>
      <text:p text:style-name="P7"/>
      <text:p text:style-name="P7">Sats: Om S ⊆ X × Y, X, Y ändliga</text:p>
      <text:p text:style-name="P7"/>
      <text:p text:style-name="P11"><text:span text:style-name="T23"><text:tab/></text:span><text:span text:style-name="T23"><draw:frame draw:style-name="fr2" draw:name="Object3" text:anchor-type="as-char" svg:width="1.8528in" svg:height="0.3437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7"/>
      <text:p text:style-name="P6"/>
      <text:p text:style-name="P10"><text:span text:style-name="T23"><text:tab/>där<text:tab/>r</text:span><text:span text:style-name="T13">x</text:span><text:span text:style-name="T23">(S)</text:span><text:span text:style-name="T25"> </text:span><text:span text:style-name="T23">= |{y </text:span><text:span text:style-name="T24">∈</text:span><text:span text:style-name="T23"> Y | (x; y) </text:span><text:span text:style-name="T24">∈</text:span><text:span text:style-name="T23"> S}|</text:span><text:span text:style-name="T25"><text:tab/><text:tab/>radsumma</text:span></text:p>
      <text:p text:style-name="P14"><text:span text:style-name="T23"><text:tab/><text:tab/>c</text:span><text:span text:style-name="T13">y</text:span><text:span text:style-name="T23">(S) = |{x </text:span><text:span text:style-name="T24">∈</text:span><text:span text:style-name="T23"> X | (x; y) </text:span><text:span text:style-name="T24">∈</text:span><text:span text:style-name="T23"> S}|</text:span><text:span text:style-name="T25"><text:tab/><text:tab/>kolumnsumma</text:span><text:span text:style-name="T16"> (kolonnsumma)</text:span></text:p>
      <text:p text:style-name="P14"><text:span text:style-name="T23"/></text:p>
      <text:p text:style-name="P14"><draw:frame draw:style-name="fr1" draw:name="graphics2" text:anchor-type="paragraph" svg:x="2.622in" svg:y="0.0953in" svg:width="4.3055in" svg:height="2.9165in" draw:z-index="3"><draw:image xlink:href="Pictures/200001A500002AB800001CF098B3E4C6.svm" xlink:type="simple" xlink:show="embed" xlink:actuate="onLoad"/></draw:frame><text:span text:style-name="T23"/></text:p>
      <text:p text:style-name="P12"><text:span text:style-name="T22"/></text:p>
      <text:p text:style-name="P12"><draw:custom-shape text:anchor-type="paragraph" draw:z-index="1" draw:style-name="gr1" draw:text-style-name="P26" svg:width="0.1043in" svg:height="1.9587in" svg:x="3.1134in" svg:y="0.0209in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22">Multiplicationsprincipen:</text:span></text:p>
      <text:p text:style-name="P12"><text:span text:style-name="T22"/></text:p>
      <text:p text:style-name="P12"><text:span text:style-name="T22"><text:tab/>|X × Y| = |X|⋅|Y|</text:span></text:p>
      <text:p text:style-name="P12"><text:span text:style-name="T22"/></text:p>
      <text:p text:style-name="P12"><draw:custom-shape text:anchor-type="paragraph" draw:z-index="2" draw:style-name="gr1" draw:text-style-name="P26" svg:width="0.1043in" svg:height="2.8606in" draw:transform="rotate (1.5707963267946) translate (3.35694444444444in 1.33819444444444in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22"/></text:p>
      <text:p text:style-name="P23"><text:span text:style-name="T22">Sannolikheter</text:span></text:p>
      <text:p text:style-name="P12"><text:span text:style-name="T22"/></text:p>
      <text:p text:style-name="P12"><text:span text:style-name="T22"><text:tab/></text:span><text:span text:style-name="T17">ω utfall</text:span></text:p>
      <text:p text:style-name="P12"><text:span text:style-name="T22"><text:tab/>Ω utfallsrum</text:span></text:p>
      <text:p text:style-name="P12"><text:span text:style-name="T22"><text:tab/>A händelse</text:span></text:p>
      <text:p text:style-name="P12"><text:span text:style-name="T22"/></text:p>
      <text:p text:style-name="P12"><text:span text:style-name="T22"><text:tab/>ω ∈ Ω</text:span></text:p>
      <text:p text:style-name="P12"><text:span text:style-name="T22"><text:tab/>A ⊆ Ω</text:span></text:p>
      <text:p text:style-name="P12"><text:span text:style-name="T22"/></text:p>
      <text:p text:style-name="P12"><text:span text:style-name="T22"><text:tab/>Om alla ω ∈ Ω har samma sannolikhet (likafördelning) är</text:span></text:p>
      <text:p text:style-name="P12"><text:span text:style-name="T22"><text:tab/>sannolikheten för A ⊆ Ω:</text:span></text:p>
      <text:p text:style-name="P12"><text:span text:style-name="T22"/></text:p>
      <text:p text:style-name="P12"><text:span text:style-name="T22"><text:tab/><text:tab/></text:span><text:span text:style-name="T22"><draw:frame draw:style-name="fr3" draw:name="Object2" text:anchor-type="as-char" svg:width="0.752in" svg:height="0.4134in" draw:z-index="5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2"><text:span text:style-name="T22"/></text:p>
      <text:p text:style-name="P12"><text:span text:style-name="T22"/></text:p>
      <text:p text:style-name="P12"><text:span text:style-name="T22"><text:tab/>För två händelse, A, B:</text:span></text:p>
      <text:p text:style-name="P12"><text:span text:style-name="T22"/></text:p>
      <text:p text:style-name="P12"><text:span text:style-name="T22"><text:tab/><text:tab/>P(A ∪ B) = P(A) + P(B) − P(A ∩ B)</text:span></text:p>
      <text:p text:style-name="P12"><text:span text:style-name="T22"/></text:p>
      <text:p text:style-name="P12"><text:span text:style-name="T22"><text:tab/><text:tab/>Omm A och B är disjunkta (A ∩ B = ∅):</text:span></text:p>
      <text:p text:style-name="P12"><text:span text:style-name="T22"/></text:p>
      <text:p text:style-name="P12"><text:span text:style-name="T22"><text:tab/><text:tab/><text:tab/>P(A ∪ B) = P(A) + P(B)</text:span></text:p>
      <text:p text:style-name="P12"><text:span text:style-name="T22"/></text:p>
      <text:p text:style-name="P12"><text:span text:style-name="T22"/></text:p>
      <text:p text:style-name="P12"><text:span text:style-name="T22"><text:tab/>Omm A och B är oberoende gäller:</text:span></text:p>
      <text:p text:style-name="P12"><text:span text:style-name="T22"/></text:p>
      <text:p text:style-name="P12"><text:span text:style-name="T22"><text:tab/><text:tab/>P(A ∩ B) = P(A) ⋅ P(B)</text:span></text:p>
      <text:p text:style-name="P12"><text:span text:style-name="T22"/></text:p>
      <text:p text:style-name="P12"><text:span text:style-name="T22"/></text:p>
      <text:p text:style-name="P12"><text:span text:style-name="T22"><text:tab/>Sannolikheten gör A betingat att B inträffar:</text:span></text:p>
      <text:p text:style-name="P12"><text:span text:style-name="T22"/></text:p>
      <text:p text:style-name="P12"><text:span text:style-name="T22"><text:tab/><text:tab/></text:span><text:span text:style-name="T22"><draw:frame draw:style-name="fr4" draw:name="Object4" text:anchor-type="as-char" svg:width="1.3484in" svg:height="0.4201in" draw:z-index="6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2"><text:span text:style-name="T22"/></text:p>
      <text:p text:style-name="P12"><text:span text:style-name="T22"><text:tab/><text:tab/>Omm A och B är oberoende:</text:span></text:p>
      <text:p text:style-name="P12"><text:span text:style-name="T22"/></text:p>
      <text:p text:style-name="P12"><text:span text:style-name="T22"><text:tab/><text:tab/><text:tab/></text:span><text:span text:style-name="T22"><draw:frame draw:style-name="fr4" draw:name="Object5" text:anchor-type="as-char" svg:width="1.052in" svg:height="0.1992in" draw:z-index="7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12"><text:span text:style-name="T22"/></text:p>
      <text:p text:style-name="P12"><text:span text:style-name="T22"/></text:p>
      <text:p text:style-name="P23"><text:span text:style-name="T22">Om |X| = m, |Y| = n, ändliga:</text:span></text:p>
      <text:p text:style-name="P12"><text:span text:style-name="T22"/></text:p>
      <text:p text:style-name="P12"><text:span text:style-name="T22"/></text:p>
      <text:p text:style-name="P13"><text:span text:style-name="T22"><text:tab/>Antalet funktioner </text:span><text:span text:style-name="T29">ƒ : X → Y =</text:span></text:p>
      <text:p text:style-name="P13"><text:span text:style-name="T29"/></text:p>
      <text:p text:style-name="P13"><text:span text:style-name="T29"><text:tab/>= antalet element i Y</text:span><text:span text:style-name="T21">m</text:span><text:span text:style-name="T29"> = Y × … × Y (m stycken Y) =</text:span></text:p>
      <text:p text:style-name="P13"><text:span text:style-name="T29"/></text:p>
      <text:p text:style-name="P13"><text:span text:style-name="T29"><text:tab/>= antalet ord av längden m i Y =</text:span></text:p>
      <text:p text:style-name="P13"><text:span text:style-name="T29"/></text:p>
      <text:p text:style-name="P13"><text:span text:style-name="T29"><text:tab/>= antalet </text:span><text:span text:style-name="T30">ordnade val med upprepning</text:span><text:span text:style-name="T29"> av m stycken ur Y =</text:span></text:p>
      <text:p text:style-name="P13"><text:span text:style-name="T29"/></text:p>
      <text:p text:style-name="P13"><text:span text:style-name="T29"><text:tab/>= n</text:span><text:span text:style-name="T21">m</text:span><text:span text:style-name="T29"> = |Y|</text:span><text:span text:style-name="T21">|X|</text:span></text:p>
      <text:p text:style-name="P13"><text:span text:style-name="T29"/></text:p>
      <text:p text:style-name="P13"><text:span text:style-name="T29"/></text:p>
      <text:p text:style-name="P13"><text:span text:style-name="T29"/></text:p>
      <text:p text:style-name="P13"><text:span text:style-name="T29"/></text:p>
      <text:p text:style-name="P13"><text:span text:style-name="T29"><text:tab/>Antalet injektioner</text:span><text:span text:style-name="T22"> </text:span><text:span text:style-name="T29">ƒ : X → Y =</text:span></text:p>
      <text:p text:style-name="P13"><text:span text:style-name="T29"/></text:p>
      <text:p text:style-name="P13"><text:span text:style-name="T29"><text:tab/>= antalet ord av längden m i Y utan upprepning</text:span></text:p>
      <text:p text:style-name="P13"><text:span text:style-name="T29"/></text:p>
      <text:p text:style-name="P13"><text:span text:style-name="T29"><text:tab/>= antalet </text:span><text:span text:style-name="T30">ordnade val utan upprepning</text:span><text:span text:style-name="T29"> av m stycken ut Y =</text:span></text:p>
      <text:p text:style-name="P13"><text:span text:style-name="T29"/></text:p>
      <text:p text:style-name="P13"><text:span text:style-name="T29"><text:tab/>= n(n − 1)…(n − m + 1) = (n)</text:span><text:span text:style-name="T15">m</text:span><text:span text:style-name="T29"> </text:span><text:span text:style-name="T18">= </text:span><text:span text:style-name="T19">n</text:span><text:span text:style-name="T18">P</text:span><text:span text:style-name="T19">m</text:span><text:span text:style-name="T29"> = </text:span><text:span text:style-name="T29"><draw:frame draw:style-name="fr4" draw:name="Object6" text:anchor-type="as-char" svg:width="0.6307in" svg:height="0.4161in" draw:z-index="8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3"><text:span text:style-name="T29"/></text:p>
      <text:p text:style-name="P13"><text:span text:style-name="T29"/></text:p>
      <text:p text:style-name="P13"><text:span text:style-name="T29"/></text:p>
      <text:p text:style-name="P13"><text:span text:style-name="T29"><text:tab/>Antalet bijektioner</text:span><text:span text:style-name="T22"> </text:span><text:span text:style-name="T29">ƒ : X → Y =</text:span></text:p>
      <text:p text:style-name="P13"><text:span text:style-name="T29"/></text:p>
      <text:p text:style-name="P13"><draw:custom-shape text:anchor-type="paragraph" draw:z-index="10" draw:style-name="gr2" draw:text-style-name="P26" svg:width="0.0878in" svg:height="0.415in" svg:x="0.6756in" svg:y="0in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29"><text:tab/>=</text:span><text:span text:style-name="T29"><draw:frame draw:style-name="fr3" draw:name="Object7" text:anchor-type="as-char" svg:width="2.6346in" svg:height="0.4201in" draw:z-index="9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13"><text:span text:style-name="T29"/></text:p>
      <text:p text:style-name="P13"><text:span text:style-name="T29"/></text:p>
      <text:p text:style-name="P13"><text:span text:style-name="T29"/></text:p>
      <text:p text:style-name="P13"><text:span text:style-name="T29"/></text:p>
      <text:p text:style-name="P13"><text:span text:style-name="T29">Antalet k-delmängder till en n-mängd =</text:span></text:p>
      <text:p text:style-name="P13"><text:span text:style-name="T29"/></text:p>
      <text:p text:style-name="P13"><text:span text:style-name="T29">= antalet </text:span><text:span text:style-name="T30">oordnade val</text:span><text:span text:style-name="T29"> av k stycken från en n-mängd </text:span><text:span text:style-name="T30">utan upprepning</text:span><text:span text:style-name="T29"> =</text:span></text:p>
      <text:p text:style-name="P13"><text:span text:style-name="T29"/></text:p>
      <text:p text:style-name="P13"><text:span text:style-name="T29">= binomialtalet</text:span><text:span text:style-name="T29"><draw:frame draw:style-name="fr3" draw:name="Object8" text:anchor-type="as-char" svg:width="0.3252in" svg:height="0.4339in" draw:z-index="11"><draw:object xlink:href="./Object 8" xlink:type="simple" xlink:show="embed" xlink:actuate="onLoad"/><draw:image xlink:href="./ObjectReplacements/Object 8" xlink:type="simple" xlink:show="embed" xlink:actuate="onLoad"/></draw:frame></text:span><text:span text:style-name="T29">(läses “n över k”; en. “n choose k”)</text:span></text:p>
      <text:p text:style-name="P13"><text:span text:style-name="T29"/></text:p>
      <text:p text:style-name="P24"><text:span text:style-name="T2">Antalet </text:span><text:span text:style-name="T6">oordnade val</text:span><text:span text:style-name="T2"> av k stycken från en n-mängd </text:span><text:span text:style-name="T6">med upprepning</text:span><text:span text:style-name="T2"> =</text:span></text:p>
      <text:p text:style-name="P16"><text:span text:style-name="T1"/></text:p>
      <text:p text:style-name="P16"><text:span text:style-name="T2">= antalet sätt att skriva k = x</text:span><text:span text:style-name="T8">1</text:span><text:span text:style-name="T2"> + x</text:span><text:span text:style-name="T8">2</text:span><text:span text:style-name="T2"> + … + x</text:span><text:span text:style-name="T8">n</text:span><text:span text:style-name="T2">,<text:tab/> <text:s text:c="3"/>x</text:span><text:span text:style-name="T8">i</text:span><text:span text:style-name="T2"> ≥ 0<text:tab/>=</text:span></text:p>
      <text:p text:style-name="P16"><text:span text:style-name="T2"/></text:p>
      <text:p text:style-name="P16"><text:span text:style-name="T2">= </text:span><text:span text:style-name="T2"><draw:frame draw:style-name="fr4" draw:name="Object9" text:anchor-type="as-char" svg:width="0.7484in" svg:height="0.4339in" draw:z-index="12"><draw:object xlink:href="./Object 9" xlink:type="simple" xlink:show="embed" xlink:actuate="onLoad"/><draw:image xlink:href="./ObjectReplacements/Object 9" xlink:type="simple" xlink:show="embed" xlink:actuate="onLoad"/></draw:frame></text:span><text:span text:style-name="T2"> = </text:span><text:span text:style-name="T2"><draw:frame draw:style-name="fr4" draw:name="Object10" text:anchor-type="as-char" svg:width="0.7492in" svg:height="0.4346in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16"><text:span text:style-name="T2"/></text:p>
      <text:p text:style-name="P16"><text:span text:style-name="T2"/></text:p>
      <text:p text:style-name="P16"><text:span text:style-name="T3"/></text:p>
      <text:p text:style-name="P17"><text:span text:style-name="T3"/></text:p>
      <text:p text:style-name="P17"><text:span text:style-name="T3">Binomialtal:</text:span></text:p>
      <text:p text:style-name="P17"><text:span text:style-name="T3"/></text:p>
      <text:p text:style-name="P17"><text:span text:style-name="T3"><text:tab/></text:span><text:span text:style-name="T3"><draw:frame draw:style-name="fr4" draw:name="Object11" text:anchor-type="as-char" svg:width="1.6874in" svg:height="0.4693in" draw:z-index="14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17"><text:span text:style-name="T3"/></text:p>
      <text:p text:style-name="P17"><text:span text:style-name="T3"/></text:p>
      <text:p text:style-name="P17"><text:span text:style-name="T3"><text:tab/></text:span><text:span text:style-name="T3"><draw:frame draw:style-name="fr4" draw:name="Object12" text:anchor-type="as-char" svg:width="1.6035in" svg:height="0.4346in" draw:z-index="15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17"><text:span text:style-name="T3"/></text:p>
      <text:p text:style-name="P17"><text:span text:style-name="T3"><text:tab/></text:span><text:span text:style-name="T3"><draw:frame draw:style-name="fr4" draw:name="Object13" text:anchor-type="as-char" svg:width="0.6866in" svg:height="0.4346in" draw:z-index="16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3"><text:tab/><text:tab/></text:span><text:span text:style-name="T3"><draw:frame draw:style-name="fr4" draw:name="Object14" text:anchor-type="as-char" svg:width="0.9307in" svg:height="0.4346in" draw:z-index="17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17"><text:span text:style-name="T3"/></text:p>
      <text:p text:style-name="P17"><text:span text:style-name="T3"/></text:p>
      <text:p text:style-name="P17"><text:span text:style-name="T3">Binomialsatsen:</text:span></text:p>
      <text:p text:style-name="P17"><text:span text:style-name="T3"/></text:p>
      <text:p text:style-name="P17"><text:span text:style-name="T3"><text:tab/></text:span><text:span text:style-name="T3"><draw:frame draw:style-name="fr4" draw:name="Object15" text:anchor-type="as-char" svg:width="1.7366in" svg:height="0.4756in" draw:z-index="18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>Multinominaltal:</text:span></text:p>
      <text:p text:style-name="P17"><text:span text:style-name="T3"/></text:p>
      <text:p text:style-name="P17"><text:span text:style-name="T3"><text:tab/></text:span><text:span text:style-name="T3"><draw:frame draw:style-name="fr4" draw:name="Object16" text:anchor-type="as-char" svg:width="2.2634in" svg:height="0.472in" draw:z-index="19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3"><text:tab/><text:tab/></text:span><text:span text:style-name="T3"><draw:frame draw:style-name="fr4" draw:name="Object17" text:anchor-type="as-char" svg:width="1.3811in" svg:height="0.5055in" draw:z-index="20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3"><text:tab/><text:tab/>=</text:span></text:p>
      <text:p text:style-name="P17"><text:span text:style-name="T3"/></text:p>
      <text:p text:style-name="P17"><text:span text:style-name="T3"><text:tab/>= antalet sätt att fördela n olika element i m olika lådor,</text:span></text:p>
      <text:p text:style-name="P18"><text:span text:style-name="T3"><text:tab/>med k</text:span><text:span text:style-name="T9">i</text:span><text:span text:style-name="T3"> stycken i låda i =</text:span></text:p>
      <text:p text:style-name="P17"><text:span text:style-name="T3"/></text:p>
      <text:p text:style-name="P17"><text:span text:style-name="T3"><text:tab/>= antalet sätt att </text:span><text:span text:style-name="T7">ordna</text:span><text:span text:style-name="T3"> en </text:span><text:span text:style-name="T7">multimängd</text:span><text:span text:style-name="T3"> som har k</text:span><text:span text:style-name="T9">i</text:span><text:span text:style-name="T3"> exemplar av element i =</text:span></text:p>
      <text:p text:style-name="P17"><text:span text:style-name="T3"/></text:p>
      <text:p text:style-name="P17"><text:span text:style-name="T3"><text:tab/>= antalet funktioner ƒ : ⟦n⟧ → ⟦m⟧ som antar värdet i precis k</text:span><text:span text:style-name="T9">i</text:span><text:span text:style-name="T3"> gånger,</text:span></text:p>
      <text:p text:style-name="P19"><text:span text:style-name="T3"><text:tab/>(där ⟦r⟧ = {1, 2, …, r − 1})</text:span></text:p>
      <text:p text:style-name="P17"><text:span text:style-name="T3"/></text:p>
      <text:p text:style-name="P25"><text:span text:style-name="T3">Multinominalsatsen:</text:span></text:p>
      <text:p text:style-name="P17"><text:span text:style-name="T3"/></text:p>
      <text:p text:style-name="P17"><text:span text:style-name="T3"><text:tab/></text:span><text:span text:style-name="T3"><draw:frame draw:style-name="fr4" draw:name="Object18" text:anchor-type="as-char" svg:width="3.2756in" svg:height="0.6673in" draw:z-index="21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20"><text:span text:style-name="T4">Genererande funktioner:</text:span></text:p>
      <text:p text:style-name="P20"><text:span text:style-name="T4"/></text:p>
      <text:p text:style-name="P20"><text:span text:style-name="T4"><text:tab/>En talföljd {a</text:span><text:span text:style-name="T10">n</text:span><text:span text:style-name="T4">}</text:span><text:span text:style-name="T10">n∈ℕ</text:span><text:span text:style-name="T4"> motsvarar funktionen g(x) = </text:span><text:span text:style-name="T4"><draw:frame draw:style-name="fr5" draw:name="Object19" text:anchor-type="as-char" svg:y="-0.2236in" svg:width="0.6953in" svg:height="0.3945in" draw:z-index="22"><draw:object xlink:href="./Object 19" xlink:type="simple" xlink:show="embed" xlink:actuate="onLoad"/><draw:image xlink:href="./ObjectReplacements/Object 19" xlink:type="simple" xlink:show="embed" xlink:actuate="onLoad"/></draw:frame></text:span><text:span text:style-name="T4"> </text:span></text:p>
      <text:p text:style-name="P20"><text:span text:style-name="T4"><text:tab/>som kan användas för att bestämma a</text:span><text:span text:style-name="T10">n</text:span><text:span text:style-name="T4">.</text:span></text:p>
      <text:p text:style-name="P20"><text:span text:style-name="T4"/></text:p>
      <text:p text:style-name="P20"><text:span text:style-name="T4"><text:tab/>Se sida 2f för 2011-(02)feb-23, dag 11, för ett exempel.</text:span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>Stirlingtalen (av andra slaget) S(n; k):</text:span></text:p>
      <text:p text:style-name="P20"><text:span text:style-name="T4"/></text:p>
      <text:p text:style-name="P20"><text:span text:style-name="T4"><text:tab/>Antalet partitinoner (uppdelningar) av en</text:span></text:p>
      <text:p text:style-name="P20"><text:span text:style-name="T4"><text:tab/>n-mängd i precis k icke-tomma delar.</text:span></text:p>
      <text:p text:style-name="P20"><text:span text:style-name="T4"/></text:p>
      <text:p text:style-name="P20"><text:span text:style-name="T4"/></text:p>
      <text:p text:style-name="P20"><text:span text:style-name="T4"><text:tab/>S(n; k) bestämms rekursivt av:</text:span></text:p>
      <text:p text:style-name="P20"><text:span text:style-name="T4"/></text:p>
      <text:p text:style-name="P20"><draw:custom-shape text:anchor-type="paragraph" draw:z-index="24" draw:style-name="gr2" draw:text-style-name="P26" svg:width="0.1185in" svg:height="0.424in" svg:x="0.9846in" svg:y="0in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4"><text:tab/><text:tab/></text:span><text:span text:style-name="T4"><draw:frame draw:style-name="fr4" draw:name="Object20" text:anchor-type="as-char" svg:width="4.6591in" svg:height="0.4244in" draw:z-index="23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1"><text:span text:style-name="T5">Om |X| = n och |Y| = k så är antalet surjektioner </text:span><text:span text:style-name="T3">ƒ </text:span><text:span text:style-name="T5">: X → Y = k!⋅S(n; k).</text:span></text:p>
      <text:p text:style-name="P21"><text:span text:style-name="T5"/></text:p>
      <text:p text:style-name="P21"><text:span text:style-name="T5">Antalet ekvivalensrelationer på X = antalet partitioner av X = </text:span><text:span text:style-name="T5"><draw:frame draw:style-name="fr5" draw:name="Object21" text:anchor-type="as-char" svg:y="-0.2862in" svg:width="0.9138in" svg:height="0.461in" draw:z-index="25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21"><text:span text:style-name="T5"/></text:p>
      <text:p text:style-name="P21"><text:span text:style-name="T5">En partition av ett naturligt tal n (inte som en partition av en mängd)</text:span></text:p>
      <text:p text:style-name="P21"><text:span text:style-name="T5"/></text:p>
      <text:p text:style-name="P21"><text:span text:style-name="T5"><text:tab/>n = n</text:span><text:span text:style-name="T11">1</text:span><text:span text:style-name="T5"> + … + n</text:span><text:span text:style-name="T11">k</text:span><text:span text:style-name="T5">, <text:s text:c="2"/>n</text:span><text:span text:style-name="T11">1</text:span><text:span text:style-name="T5"> ≥ … ≥ n</text:span><text:span text:style-name="T11">k</text:span><text:span text:style-name="T5"> ≥ 1</text:span></text:p>
      <text:p text:style-name="P21"><text:span text:style-name="T5"/></text:p>
      <text:p text:style-name="P21"><text:span text:style-name="T5">Kan ses som en partition av n stycken identiska (inte särskiljbara) objekt.</text:span></text:p>
      <text:p text:style-name="P21"><text:span text:style-name="T5">Ett exempel på samband mellan antalen partitioner av olika slag:</text:span></text:p>
      <text:p text:style-name="P21"><text:span text:style-name="T5"/></text:p>
      <text:p text:style-name="P21"><text:span text:style-name="T5"><text:tab/>Antalet partitioner av n i högst m delar =</text:span></text:p>
      <text:p text:style-name="P21"><text:span text:style-name="T5"><text:tab/>= antalet partitioner av n i delar som alla är ≤ m.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1131 1580" svg:d="m1013 1491 118 89-567-1580-564 1580 114-85 136-68 148-46 161-17 161 13 153 46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DejaVu Sans2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auto-update="true" style:class="text">
      <style:paragraph-properties fo:margin-top="0.1665in" fo:margin-bottom="0.0835in" fo:text-align="center" style:justify-single-word="false" style:shadow="none" fo:keep-with-next="always">
        <style:tab-stops/>
      </style:paragraph-properties>
      <style:text-properties style:font-name="Linux Biolinum" fo:font-size="36pt" style:font-name-asian="DejaVu Sans2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in" fo:margin-right="0in" fo:text-align="start" style:justify-single-word="false" fo:text-indent="0in" style:auto-text-indent="false" style:page-number="auto">
        <style:tab-stops/>
      </style:paragraph-properties>
      <style:text-properties style:font-name="Linux Libertine" fo:font-size="20pt" fo:font-style="normal" fo:font-weight="bold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in" fo:margin-right="0in" fo:text-align="start" style:justify-single-word="false" fo:text-indent="0in" style:auto-text-indent="false" style:page-number="auto"/>
      <style:text-properties style:font-name="Linux Libertine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in" fo:margin-right="0in" fo:text-align="start" style:justify-single-word="false" fo:text-indent="0in" style:auto-text-indent="false"/>
      <style:text-properties style:font-name="Linux Libertine1" fo:font-size="18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in" fo:margin-right="0in" fo:text-align="start" style:justify-single-word="false" fo:text-indent="0in" style:auto-text-indent="false"/>
      <style:text-properties style:font-name="Linux Libertine1" fo:font-size="16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 style:master-page-name="">
      <style:paragraph-properties fo:margin-left="0in" fo:margin-right="0in" fo:text-align="start" style:justify-single-word="false" fo:text-indent="0in" style:auto-text-indent="false" style:page-number="auto"/>
      <style:text-properties style:font-name="Linux Libertine1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margin-left="0in" fo:margin-right="0in" fo:text-align="start" style:justify-single-word="false" fo:text-indent="0in" style:auto-text-indent="false"/>
      <style:text-properties style:font-name="Linux Libertine2" fo:font-size="16pt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margin-left="0in" fo:margin-right="0in" fo:text-align="start" style:justify-single-word="false" fo:text-indent="0in" style:auto-text-indent="false"/>
      <style:text-properties style:font-name="Linux Libertine3" fo:font-size="16pt" fo:font-style="italic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margin-left="0in" fo:margin-right="0in" fo:text-align="start" style:justify-single-word="false" fo:text-indent="0in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margin-left="0in" fo:margin-right="0in" fo:text-align="start" style:justify-single-word="false" fo:text-indent="0in" style:auto-text-indent="false"/>
      <style:text-properties style:font-name="Linux Libertine3" fo:font-size="15pt" fo:font-style="italic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margin-left="0in" fo:margin-right="0in" fo:text-align="start" style:justify-single-word="false" fo:text-indent="0in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Math_20_text" style:display-name="Math text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DejaVu Sans" style:font-size-asian="10.5pt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2pt" style:font-size-asian="10.5pt" style:font-size-complex="12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ias </meta:initial-creator>
    <meta:creation-date>2010-12-08T11:05:13</meta:creation-date>
    <dc:date>2011-03-13T15:32:36</dc:date>
    <dc:creator>Mattias </dc:creator>
    <meta:editing-duration>PT28H57M08S</meta:editing-duration>
    <meta:editing-cycles>59</meta:editing-cycles>
    <meta:generator>OpenOffice.org/3.2$Linux OpenOffice.org_project/320m19$Build-9505</meta:generator>
    <meta:document-statistic meta:table-count="0" meta:image-count="1" meta:object-count="21" meta:page-count="6" meta:paragraph-count="91" meta:word-count="699" meta:character-count="3145"/>
  </office:meta>
</office:document-meta>
</file>

<file path=Object 1/content.xml><?xml version="1.0" encoding="utf-8"?>
<math xmlns="http://www.w3.org/1998/Math/MathML">
  <semantics>
    <mrow>
      <mrow>
        <mfenced open="∣" close="∣">
          <mi mathvariant="normal">S</mi>
        </mfenced>
        <mi mathvariant="normal">=</mi>
        <mrow>
          <munder>
            <mi mathvariant="normal">∑</mi>
            <mrow>
              <mi mathvariant="normal">x</mi>
              <mi/>
              <mi mathvariant="normal">∈</mi>
              <mi/>
              <mi mathvariant="normal">X</mi>
            </mrow>
          </munder>
          <msub>
            <mi mathvariant="normal">r</mi>
            <mi mathvariant="normal">x</mi>
          </msub>
        </mrow>
      </mrow>
      <mrow>
        <mrow>
          <mo stretchy="false">(</mo>
          <mi mathvariant="normal">S</mi>
          <mo stretchy="false">)</mo>
        </mrow>
        <mi mathvariant="normal">=</mi>
        <mrow>
          <munder>
            <mi mathvariant="normal">∑</mi>
            <mrow>
              <mi mathvariant="normal">y</mi>
              <mi/>
              <mi mathvariant="normal">∈</mi>
              <mi/>
              <mi mathvariant="normal">Y</mi>
            </mrow>
          </munder>
          <msub>
            <mi mathvariant="normal">c</mi>
            <mi mathvariant="normal">y</mi>
          </msub>
        </mrow>
      </mrow>
      <mrow>
        <mo stretchy="false">(</mo>
        <mi mathvariant="normal">S</mi>
        <mo stretchy="false">)</mo>
      </mrow>
    </mrow>
    <annotation encoding="StarMath 5.0">abs S = sum from {x `∈` X} r_x (S) = sum from {y `∈` Y} c_y (S)</annotation>
  </semantics>
</math>
</file>

<file path=Object 10/content.xml><?xml version="1.0" encoding="utf-8"?>
<math xmlns="http://www.w3.org/1998/Math/MathML">
  <semantics>
    <mfenced open="" close="">
      <mtable>
        <mtr>
          <mtd>
            <mrow>
              <mrow>
                <mi mathvariant="normal">k</mi>
                <mo stretchy="false">+</mo>
                <mi mathvariant="normal">n</mi>
              </mrow>
              <mi mathvariant="normal">−</mi>
              <mn>1</mn>
            </mrow>
          </mtd>
        </mtr>
        <mtr>
          <mtd>
            <mrow>
              <mi mathvariant="normal">n</mi>
              <mi mathvariant="normal">−</mi>
              <mn>1</mn>
            </mrow>
          </mtd>
        </mtr>
      </mtable>
    </mfenced>
    <annotation encoding="StarMath 5.0">left ( binom {k + n - 1} {n - 1} right )</annotation>
  </semantics>
</math>
</file>

<file path=Object 11/content.xml><?xml version="1.0" encoding="utf-8"?>
<math xmlns="http://www.w3.org/1998/Math/MathML">
  <semantics>
    <mrow>
      <mfenced open="" close="">
        <mtable>
          <mtr>
            <mtd>
              <mi mathvariant="normal">n</mi>
            </mtd>
          </mtr>
        </mtable>
      </mfenced>
      <mrow>
        <mi/>
        <mi mathvariant="normal">=</mi>
        <mi/>
      </mrow>
      <mfrac>
        <msub>
          <mrow>
            <mo stretchy="false">(</mo>
            <mi mathvariant="normal">n</mi>
            <mo stretchy="false">)</mo>
          </mrow>
          <mi mathvariant="normal">k</mi>
        </msub>
        <mrow>
          <mi mathvariant="normal">k</mi>
          <mi mathvariant="normal">!</mi>
        </mrow>
      </mfrac>
      <mrow>
        <mi/>
        <mi mathvariant="normal">=</mi>
        <mi/>
      </mrow>
      <mfrac>
        <mrow>
          <mi mathvariant="normal">n</mi>
          <mi mathvariant="normal">!</mi>
        </mrow>
        <mrow>
          <mrow>
            <mi mathvariant="normal">k</mi>
            <mi mathvariant="normal">!</mi>
          </mrow>
          <mrow>
            <mrow>
              <mo stretchy="false">(</mo>
              <mrow>
                <mi mathvariant="normal">n</mi>
                <mi mathvariant="normal">−</mi>
                <mi mathvariant="normal">k</mi>
              </mrow>
              <mo stretchy="false">)</mo>
            </mrow>
            <mi mathvariant="normal">!</mi>
          </mrow>
        </mrow>
      </mfrac>
    </mrow>
    <annotation encoding="StarMath 5.0">left ( binom n k right ) `=` {(n)_k} over fact k `=` fact n over {fact k fact (n - k)}</annotation>
  </semantics>
</math>
</file>

<file path=Object 12/content.xml><?xml version="1.0" encoding="utf-8"?>
<math xmlns="http://www.w3.org/1998/Math/MathML">
  <semantics>
    <mrow>
      <mfenced open="" close="">
        <mtable>
          <mtr>
            <mtd>
              <mi mathvariant="normal">n</mi>
            </mtd>
          </mtr>
        </mtable>
      </mfenced>
      <mrow>
        <mi/>
        <mi mathvariant="normal">=</mi>
        <mi/>
      </mrow>
      <mfenced open="" close="">
        <mtable>
          <mtr>
            <mtd>
              <mrow>
                <mi mathvariant="normal">n</mi>
                <mi mathvariant="normal">−</mi>
                <mn>1</mn>
              </mrow>
            </mtd>
          </mtr>
          <mtr>
            <mtd>
              <mrow>
                <mi mathvariant="normal">k</mi>
                <mi mathvariant="normal">−</mi>
                <mn>1</mn>
              </mrow>
            </mtd>
          </mtr>
        </mtable>
      </mfenced>
      <mrow>
        <mi/>
        <mo stretchy="false">+</mo>
        <mi/>
      </mrow>
      <mfenced open="" close="">
        <mtable>
          <mtr>
            <mtd>
              <mrow>
                <mi mathvariant="normal">n</mi>
                <mi mathvariant="normal">−</mi>
                <mn>1</mn>
              </mrow>
            </mtd>
          </mtr>
        </mtable>
      </mfenced>
    </mrow>
    <annotation encoding="StarMath 5.0">left ( binom n k right ) `=` left ( binom {n - 1} {k - 1} right ) `+` left ( binom {n - 1} k right )</annotation>
  </semantics>
</math>
</file>

<file path=Object 13/content.xml><?xml version="1.0" encoding="utf-8"?>
<math xmlns="http://www.w3.org/1998/Math/MathML">
  <semantics>
    <mrow>
      <mfenced open="" close="">
        <mtable>
          <mtr>
            <mtd>
              <mi mathvariant="normal">n</mi>
            </mtd>
          </mtr>
        </mtable>
      </mfenced>
      <mrow>
        <mi/>
        <mi mathvariant="normal">=</mi>
        <mi/>
      </mrow>
      <mfenced open="" close="">
        <mtable>
          <mtr>
            <mtd>
              <mi mathvariant="normal">n</mi>
            </mtd>
          </mtr>
        </mtable>
      </mfenced>
    </mrow>
    <annotation encoding="StarMath 5.0">left ( binom n 0 right ) `=` left ( binom n n right )</annotation>
  </semantics>
</math>
</file>

<file path=Object 14/content.xml><?xml version="1.0" encoding="utf-8"?>
<math xmlns="http://www.w3.org/1998/Math/MathML">
  <semantics>
    <mrow>
      <mfenced open="" close="">
        <mtable>
          <mtr>
            <mtd>
              <mi mathvariant="normal">n</mi>
            </mtd>
          </mtr>
        </mtable>
      </mfenced>
      <mrow>
        <mi/>
        <mi mathvariant="normal">=</mi>
        <mi/>
      </mrow>
      <mfenced open="" close="">
        <mtable>
          <mtr>
            <mtd>
              <mi mathvariant="normal">n</mi>
            </mtd>
          </mtr>
          <mtr>
            <mtd>
              <mrow>
                <mi mathvariant="normal">n</mi>
                <mi mathvariant="normal">−</mi>
                <mi mathvariant="normal">k</mi>
              </mrow>
            </mtd>
          </mtr>
        </mtable>
      </mfenced>
    </mrow>
    <annotation encoding="StarMath 5.0">left ( binom n k right ) `=` left ( binom n {n - k} right )</annotation>
  </semantics>
</math>
</file>

<file path=Object 15/content.xml><?xml version="1.0" encoding="utf-8"?>
<math xmlns="http://www.w3.org/1998/Math/MathML">
  <semantics>
    <mrow>
      <msup>
        <mrow>
          <mo stretchy="false">(</mo>
          <mrow>
            <mi mathvariant="normal">a</mi>
            <mo stretchy="false">+</mo>
            <mi mathvariant="normal">b</mi>
          </mrow>
          <mo stretchy="false">)</mo>
        </mrow>
        <mi mathvariant="normal">n</mi>
      </msup>
      <mrow>
        <mi/>
        <mi mathvariant="normal">=</mi>
        <mi/>
      </mrow>
      <mrow>
        <munderover>
          <mi mathvariant="normal">∑</mi>
          <mrow>
            <mi mathvariant="normal">k</mi>
            <mi mathvariant="normal">=</mi>
            <mn>0</mn>
          </mrow>
          <mi mathvariant="normal">n</mi>
        </munderover>
        <mfenced open="" close="">
          <mtable>
            <mtr>
              <mtd>
                <mi mathvariant="normal">n</mi>
              </mtd>
            </mtr>
          </mtable>
        </mfenced>
      </mrow>
      <msup>
        <mi mathvariant="normal">a</mi>
        <mrow>
          <mi mathvariant="normal">n</mi>
          <mi mathvariant="normal">−</mi>
          <mi mathvariant="normal">k</mi>
        </mrow>
      </msup>
      <msup>
        <mi mathvariant="normal">b</mi>
        <mi mathvariant="normal">k</mi>
      </msup>
    </mrow>
    <annotation encoding="StarMath 5.0">(a + b)^n `=` sum from {k = 0} to n left ( binom n k right ) a^{n - k} b^k</annotation>
  </semantics>
</math>
</file>

<file path=Object 16/content.xml><?xml version="1.0" encoding="utf-8"?>
<math xmlns="http://www.w3.org/1998/Math/MathML">
  <semantics>
    <mrow>
      <mfenced open="" close="">
        <mtable>
          <mtr>
            <mtd>
              <mi mathvariant="normal">n</mi>
            </mtd>
          </mtr>
          <mtr>
            <mtd>
              <mrow>
                <msub>
                  <mi mathvariant="normal">k</mi>
                  <mn>1,</mn>
                </msub>
                <mi/>
                <msub>
                  <mi mathvariant="normal">k</mi>
                  <mn>2,</mn>
                </msub>
                <mi/>
                <mi mathvariant="normal">…</mi>
                <mi mathvariant="normal">,</mi>
                <mi/>
                <msub>
                  <mi mathvariant="normal">k</mi>
                  <mi mathvariant="normal">m</mi>
                </msub>
              </mrow>
            </mtd>
          </mtr>
        </mtable>
      </mfenced>
      <mrow>
        <mi/>
        <mi mathvariant="normal">=</mi>
        <mi/>
      </mrow>
      <mfrac>
        <mrow>
          <mi mathvariant="normal">n</mi>
          <mi mathvariant="normal">!</mi>
        </mrow>
        <mrow>
          <mrow>
            <msub>
              <mi mathvariant="normal">k</mi>
              <mn>1</mn>
            </msub>
            <mi mathvariant="normal">!</mi>
          </mrow>
          <mrow>
            <msub>
              <mi mathvariant="normal">k</mi>
              <mn>2</mn>
            </msub>
            <mi mathvariant="normal">!</mi>
          </mrow>
          <mi mathvariant="normal">…</mi>
          <mrow>
            <msub>
              <mi mathvariant="normal">k</mi>
              <mi mathvariant="normal">m</mi>
            </msub>
            <mi mathvariant="normal">!</mi>
          </mrow>
        </mrow>
      </mfrac>
    </mrow>
    <annotation encoding="StarMath 5.0">left ( binom n {k_1,`k_2,`…,`k_m} right ) `=` fact n over {fact k_1 fact k_2 … fact k_m }</annotation>
  </semantics>
</math>
</file>

<file path=Object 17/content.xml><?xml version="1.0" encoding="utf-8"?>
<math xmlns="http://www.w3.org/1998/Math/MathML">
  <semantics>
    <mfenced open="" close="">
      <mrow>
        <msub>
          <mi mathvariant="normal">k</mi>
          <mi mathvariant="normal">i</mi>
        </msub>
        <mi mathvariant="normal">≥</mi>
        <mn>0,</mn>
        <mi/>
        <mrow>
          <mrow>
            <munderover>
              <mi mathvariant="normal">∑</mi>
              <mrow>
                <mi mathvariant="normal">i</mi>
                <mi mathvariant="normal">=</mi>
                <mn>1</mn>
              </mrow>
              <mi mathvariant="normal">m</mi>
            </munderover>
            <msub>
              <mi mathvariant="normal">k</mi>
              <mi mathvariant="normal">i</mi>
            </msub>
          </mrow>
          <mi mathvariant="normal">=</mi>
          <mi mathvariant="normal">n</mi>
        </mrow>
      </mrow>
    </mfenced>
    <annotation encoding="StarMath 5.0">left ( k_i ≥ 0, ~~ sum from {i = 1} to m k_i = n right )</annotation>
  </semantics>
</math>
</file>

<file path=Object 18/content.xml><?xml version="1.0" encoding="utf-8"?>
<math xmlns="http://www.w3.org/1998/Math/MathML">
  <semantics>
    <mrow>
      <msup>
        <mrow>
          <mo stretchy="false">(</mo>
          <mrow>
            <mrow>
              <msub>
                <mi mathvariant="normal">x</mi>
                <mn>1</mn>
              </msub>
              <mo stretchy="false">+</mo>
              <mi mathvariant="normal">…</mi>
            </mrow>
            <mo stretchy="false">+</mo>
            <msub>
              <mi mathvariant="normal">x</mi>
              <mi mathvariant="normal">m</mi>
            </msub>
          </mrow>
          <mo stretchy="false">)</mo>
        </mrow>
        <mi mathvariant="normal">n</mi>
      </msup>
      <mrow>
        <mi/>
        <mi mathvariant="normal">=</mi>
        <mi/>
      </mrow>
      <mstyle mathsize="125%">
        <mrow>
          <mrow>
            <munder>
              <mi mathvariant="normal">∑</mi>
              <mtable>
                <mtr>
                  <mtd>
                    <mrow>
                      <mrow>
                        <mi mathvariant="normal">∑</mi>
                        <msub>
                          <mi mathvariant="normal">k</mi>
                          <mi mathvariant="normal">i</mi>
                        </msub>
                      </mrow>
                      <mi mathvariant="normal">=</mi>
                      <mi mathvariant="normal">n</mi>
                    </mrow>
                  </mtd>
                </mtr>
                <mtr>
                  <mtd>
                    <mrow>
                      <msub>
                        <mi mathvariant="normal">k</mi>
                        <mi mathvariant="normal">i</mi>
                      </msub>
                      <mi mathvariant="normal">≥</mi>
                      <mn>0</mn>
                    </mrow>
                  </mtd>
                </mtr>
              </mtable>
            </munder>
            <mtext/>
          </mrow>
        </mrow>
      </mstyle>
      <mfenced open="" close="">
        <mtable>
          <mtr>
            <mtd>
              <mi mathvariant="normal">n</mi>
            </mtd>
          </mtr>
          <mtr>
            <mtd>
              <mrow>
                <msub>
                  <mi mathvariant="normal">k</mi>
                  <mn>1,</mn>
                </msub>
                <mi/>
                <mi mathvariant="normal">…</mi>
                <mi mathvariant="normal">,</mi>
                <mi/>
                <msub>
                  <mi mathvariant="normal">k</mi>
                  <mi mathvariant="normal">m</mi>
                </msub>
              </mrow>
            </mtd>
          </mtr>
        </mtable>
      </mfenced>
      <msubsup>
        <mi mathvariant="normal">x</mi>
        <mn>1</mn>
        <msub>
          <mi mathvariant="normal">k</mi>
          <mstyle mathsize="125%">
            <mrow>
              <mn>1</mn>
            </mrow>
          </mstyle>
        </msub>
      </msubsup>
      <mi mathvariant="normal">…</mi>
      <msubsup>
        <mi mathvariant="normal">x</mi>
        <mi mathvariant="normal">m</mi>
        <msub>
          <mi mathvariant="normal">k</mi>
          <mstyle mathsize="125%">
            <mrow>
              <mi mathvariant="normal">m</mi>
            </mrow>
          </mstyle>
        </msub>
      </msubsup>
    </mrow>
    <annotation encoding="StarMath 5.0">(x_1 + … + x_m)^n `=` {size * 1.25 sum from binom {sum k_i = n} {k_i ≥ 0} ""} left ( binom n {k_1,`…,`k_m} right ) x sub 1 sup {k_{size *1.25 1}} … x sub m sup {k_{size *1.25 m}}</annotation>
  </semantics>
</math>
</file>

<file path=Object 19/content.xml><?xml version="1.0" encoding="utf-8"?>
<math xmlns="http://www.w3.org/1998/Math/MathML">
  <semantics>
    <mrow>
      <mrow>
        <munderover>
          <mi mathvariant="normal">∑</mi>
          <mrow>
            <mi mathvariant="normal">n</mi>
            <mi mathvariant="normal">=</mi>
            <mn>0</mn>
          </mrow>
          <mi mathvariant="normal">∞</mi>
        </munderover>
        <msub>
          <mi mathvariant="normal">a</mi>
          <mi mathvariant="normal">n</mi>
        </msub>
      </mrow>
      <msup>
        <mi mathvariant="normal">x</mi>
        <mi mathvariant="normal">n</mi>
      </msup>
      <mi mathvariant="normal">,</mi>
    </mrow>
    <annotation encoding="StarMath 5.0">sum from {n = 0} to infinity a_n x^n ,</annotation>
  </semantics>
</math>
</file>

<file path=Object 2/content.xml><?xml version="1.0" encoding="utf-8"?>
<math xmlns="http://www.w3.org/1998/Math/MathML">
  <semantics>
    <mrow>
      <mtext>där </mtext>
      <mrow>
        <msub>
          <mi mathvariant="normal">α</mi>
          <mi mathvariant="normal">i</mi>
        </msub>
        <mi mathvariant="normal">=</mi>
        <mrow>
          <munder>
            <mi mathvariant="normal">∑</mi>
            <mrow>
              <mn>1</mn>
              <mi mathvariant="normal">≤</mi>
              <mrow>
                <mrow>
                  <msub>
                    <mi mathvariant="normal">k</mi>
                    <mn>1</mn>
                  </msub>
                  <mo stretchy="false">&lt;</mo>
                  <mi mathvariant="normal">…</mi>
                </mrow>
                <mo stretchy="false">&lt;</mo>
                <msub>
                  <mi mathvariant="normal">k</mi>
                  <mi mathvariant="normal">i</mi>
                </msub>
              </mrow>
              <mi mathvariant="normal">≤</mi>
              <mi mathvariant="normal">n</mi>
            </mrow>
          </munder>
          <mfenced open="" close="">
            <mrow>
              <msub>
                <mi mathvariant="normal">A</mi>
                <mstyle mathsize="125%">
                  <mrow>
                    <msub>
                      <mi mathvariant="normal">k</mi>
                      <mn>1</mn>
                    </msub>
                  </mrow>
                </mstyle>
              </msub>
              <mi mathvariant="normal">∩</mi>
              <mi mathvariant="normal">…</mi>
              <mi mathvariant="normal">∩</mi>
              <msub>
                <mi mathvariant="normal">A</mi>
                <mstyle mathsize="125%">
                  <mrow>
                    <msub>
                      <mi mathvariant="normal">k</mi>
                      <mi mathvariant="normal">i</mi>
                    </msub>
                  </mrow>
                </mstyle>
              </msub>
            </mrow>
          </mfenced>
        </mrow>
      </mrow>
    </mrow>
    <annotation encoding="StarMath 5.0">"där " α_i = sum from {1 ≤ k_1 &lt; … &lt; k_i ≤ n} left ( A_{size *1.25 {k_1}} ∩ … ∩ A_{size *1.25 {k_i}} right )</annotation>
  </semantics>
</math>
</file>

<file path=Object 20/content.xml><?xml version="1.0" encoding="utf-8"?>
<math xmlns="http://www.w3.org/1998/Math/MathML">
  <semantics>
    <mrow>
      <mi/>
      <mtable>
        <mtr>
          <mtd>
            <mrow>
              <mi mathvariant="normal">S</mi>
              <mrow>
                <mo stretchy="false">(</mo>
                <mrow>
                  <mi mathvariant="normal">n</mi>
                  <mi mathvariant="normal">;</mi>
                  <mi/>
                  <mi mathvariant="normal">k</mi>
                </mrow>
                <mo stretchy="false">)</mo>
              </mrow>
              <mrow>
                <mi/>
                <mi mathvariant="normal">=</mi>
                <mi/>
              </mrow>
              <mi mathvariant="normal">S</mi>
              <mrow>
                <mo stretchy="false">(</mo>
                <mrow>
                  <mi mathvariant="normal">n</mi>
                  <mrow>
                    <mi/>
                    <mi mathvariant="normal">−</mi>
                    <mi/>
                  </mrow>
                  <mn>1</mn>
                  <mi mathvariant="normal">;</mi>
                  <mi/>
                  <mi mathvariant="normal">k</mi>
                  <mrow>
                    <mi/>
                    <mi mathvariant="normal">−</mi>
                    <mi/>
                  </mrow>
                  <mn>1</mn>
                </mrow>
                <mo stretchy="false">)</mo>
              </mrow>
              <mrow>
                <mi/>
                <mo stretchy="false">+</mo>
                <mi/>
              </mrow>
              <mi mathvariant="normal">k</mi>
              <mi mathvariant="normal">⋅</mi>
              <mi mathvariant="normal">S</mi>
              <mrow>
                <mo stretchy="false">(</mo>
                <mrow>
                  <mi mathvariant="normal">n</mi>
                  <mrow>
                    <mi/>
                    <mi mathvariant="normal">−</mi>
                    <mi/>
                  </mrow>
                  <mn>1</mn>
                  <mi mathvariant="normal">;</mi>
                  <mi/>
                  <mi mathvariant="normal">k</mi>
                </mrow>
                <mo stretchy="false">)</mo>
              </mrow>
              <mi mathvariant="normal">,</mi>
              <mi/>
            </mrow>
          </mtd>
          <mtd>
            <mtext>1 &lt; k &lt; n</mtext>
          </mtd>
        </mtr>
        <mtr>
          <mtd>
            <mrow>
              <mi mathvariant="normal">S</mi>
              <mrow>
                <mo stretchy="false">(</mo>
                <mrow>
                  <mi mathvariant="normal">n</mi>
                  <mi mathvariant="normal">;</mi>
                  <mi/>
                  <mn>1</mn>
                </mrow>
                <mo stretchy="false">)</mo>
              </mrow>
              <mrow>
                <mi/>
                <mi mathvariant="normal">=</mi>
                <mi/>
              </mrow>
              <mi mathvariant="normal">S</mi>
              <mrow>
                <mo stretchy="false">(</mo>
                <mrow>
                  <mi mathvariant="normal">n</mi>
                  <mi mathvariant="normal">;</mi>
                  <mi/>
                  <mi mathvariant="normal">n</mi>
                </mrow>
                <mo stretchy="false">)</mo>
              </mrow>
              <mrow>
                <mi/>
                <mi mathvariant="normal">=</mi>
                <mi/>
              </mrow>
              <mn>1,</mn>
              <mi/>
            </mrow>
          </mtd>
          <mtd>
            <mtext>n = 1, 2, …</mtext>
          </mtd>
        </mtr>
      </mtable>
    </mrow>
    <annotation encoding="StarMath 5.0">alignl ~~ matrix{
    S(n;`k) `=` S(n `-` 1;`k `-` 1) `+` k⋅S(n `-` 1;`k),~
#   "1 &lt; k &lt; n"
##  S(n;`1) `=` S(n;`n) `=` 1,~
#   "n = 1, 2, …"
}</annotation>
  </semantics>
</math>
</file>

<file path=Object 21/content.xml><?xml version="1.0" encoding="utf-8"?>
<math xmlns="http://www.w3.org/1998/Math/MathML">
  <semantics>
    <mrow>
      <mrow>
        <munderover>
          <mi mathvariant="normal">∑</mi>
          <mrow>
            <mi mathvariant="normal">k</mi>
            <mi mathvariant="normal">=</mi>
            <mn>1</mn>
          </mrow>
          <mfenced open="∣" close="∣">
            <mi mathvariant="normal">X</mi>
          </mfenced>
        </munderover>
        <mi mathvariant="normal">S</mi>
      </mrow>
      <mrow>
        <mo stretchy="false">(</mo>
        <mrow>
          <mfenced open="∣" close="∣">
            <mi mathvariant="normal">X</mi>
          </mfenced>
          <mi mathvariant="normal">;</mi>
          <mi/>
          <mi mathvariant="normal">k</mi>
        </mrow>
        <mo stretchy="false">)</mo>
      </mrow>
    </mrow>
    <annotation encoding="StarMath 5.0">sum from {k = 1} to abs X S(abs X ;`k)</annotation>
  </semantics>
</math>
</file>

<file path=Object 3/content.xml><?xml version="1.0" encoding="utf-8"?>
<math xmlns="http://www.w3.org/1998/Math/MathML">
  <semantics>
    <mrow>
      <mi mathvariant="normal">P</mi>
      <mrow>
        <mrow>
          <mo stretchy="false">(</mo>
          <mi mathvariant="normal">A</mi>
          <mo stretchy="false">)</mo>
        </mrow>
        <mi mathvariant="normal">=</mi>
        <mfrac>
          <mfenced open="∣" close="∣">
            <mi mathvariant="normal">A</mi>
          </mfenced>
          <mfenced open="∣" close="∣">
            <mi mathvariant="normal">Ω</mi>
          </mfenced>
        </mfrac>
      </mrow>
    </mrow>
    <annotation encoding="StarMath 5.0">P(A) = abs A over abs Ω</annotation>
  </semantics>
</math>
</file>

<file path=Object 4/content.xml><?xml version="1.0" encoding="utf-8"?>
<math xmlns="http://www.w3.org/1998/Math/MathML">
  <semantics>
    <mrow>
      <mi mathvariant="normal">P</mi>
      <mrow>
        <mrow>
          <mo stretchy="false">(</mo>
          <mrow>
            <mi mathvariant="normal">A</mi>
            <mi mathvariant="normal">∣</mi>
            <mi mathvariant="normal">B</mi>
          </mrow>
          <mo stretchy="false">)</mo>
        </mrow>
        <mi mathvariant="normal">=</mi>
        <mfrac>
          <mrow>
            <mi mathvariant="normal">P</mi>
            <mrow>
              <mo stretchy="false">(</mo>
              <mrow>
                <mi mathvariant="normal">A</mi>
                <mi mathvariant="normal">∩</mi>
                <mi mathvariant="normal">B</mi>
              </mrow>
              <mo stretchy="false">)</mo>
            </mrow>
          </mrow>
          <mrow>
            <mi mathvariant="normal">P</mi>
            <mrow>
              <mo stretchy="false">(</mo>
              <mi mathvariant="normal">B</mi>
              <mo stretchy="false">)</mo>
            </mrow>
          </mrow>
        </mfrac>
      </mrow>
    </mrow>
    <annotation encoding="StarMath 5.0">P(A divides B) = {P(A ∩ B)} over {P(B)}</annotation>
  </semantics>
</math>
</file>

<file path=Object 5/content.xml><?xml version="1.0" encoding="utf-8"?>
<math xmlns="http://www.w3.org/1998/Math/MathML">
  <semantics>
    <mrow>
      <mi mathvariant="normal">P</mi>
      <mrow>
        <mrow>
          <mo stretchy="false">(</mo>
          <mrow>
            <mi mathvariant="normal">A</mi>
            <mi mathvariant="normal">∣</mi>
            <mi mathvariant="normal">B</mi>
          </mrow>
          <mo stretchy="false">)</mo>
        </mrow>
        <mi mathvariant="normal">=</mi>
        <mi mathvariant="normal">P</mi>
      </mrow>
      <mrow>
        <mo stretchy="false">(</mo>
        <mi mathvariant="normal">A</mi>
        <mo stretchy="false">)</mo>
      </mrow>
    </mrow>
    <annotation encoding="StarMath 5.0">P(A divides B) = P(A)</annotation>
  </semantics>
</math>
</file>

<file path=Object 6/content.xml><?xml version="1.0" encoding="utf-8"?>
<math xmlns="http://www.w3.org/1998/Math/MathML">
  <semantics>
    <mfrac>
      <mrow>
        <mi mathvariant="normal">n</mi>
        <mi mathvariant="normal">!</mi>
      </mrow>
      <mrow>
        <mrow>
          <mo stretchy="false">(</mo>
          <mrow>
            <mi mathvariant="normal">n</mi>
            <mi mathvariant="normal">−</mi>
            <mi mathvariant="normal">m</mi>
          </mrow>
          <mo stretchy="false">)</mo>
        </mrow>
        <mi mathvariant="normal">!</mi>
      </mrow>
    </mfrac>
    <annotation encoding="StarMath 5.0">{fact n} over {fact (n - m)}</annotation>
  </semantics>
</math>
</file>

<file path=Object 7/content.xml><?xml version="1.0" encoding="utf-8"?>
<math xmlns="http://www.w3.org/1998/Math/MathML">
  <semantics>
    <mrow>
      <mi/>
      <mtable>
        <mtr>
          <mtd>
            <mrow>
              <mrow>
                <mrow>
                  <mi mathvariant="normal">n</mi>
                  <mi mathvariant="normal">!</mi>
                </mrow>
                <mi mathvariant="normal">=</mi>
                <mi mathvariant="normal">n</mi>
              </mrow>
              <mrow>
                <mo stretchy="false">(</mo>
                <mrow>
                  <mi mathvariant="normal">n</mi>
                  <mi mathvariant="normal">−</mi>
                  <mn>1</mn>
                </mrow>
                <mo stretchy="false">)</mo>
              </mrow>
              <mi mathvariant="normal">…</mi>
              <mn>2</mn>
              <mi mathvariant="normal">⋅</mi>
              <mn>1</mn>
            </mrow>
          </mtd>
          <mtd>
            <mtext>om |X| = |Y|</mtext>
          </mtd>
        </mtr>
        <mtr>
          <mtd>
            <mn>0</mn>
          </mtd>
          <mtd>
            <mtext>annars</mtext>
          </mtd>
        </mtr>
      </mtable>
    </mrow>
    <annotation encoding="StarMath 5.0">alignl ~ matrix{fact n = n (n-1) … 2⋅1 # "om |X| = |Y|" ## 0 # "annars"}</annotation>
  </semantics>
</math>
</file>

<file path=Object 8/content.xml><?xml version="1.0" encoding="utf-8"?>
<math xmlns="http://www.w3.org/1998/Math/MathML">
  <semantics>
    <mrow>
      <mfenced open="" close="">
        <mtable>
          <mtr>
            <mtd>
              <mi mathvariant="normal">n</mi>
            </mtd>
          </mtr>
        </mtable>
      </mfenced>
      <mi mathvariant="normal">,</mi>
    </mrow>
    <annotation encoding="StarMath 5.0">left ( binom n k right ),</annotation>
  </semantics>
</math>
</file>

<file path=Object 9/content.xml><?xml version="1.0" encoding="utf-8"?>
<math xmlns="http://www.w3.org/1998/Math/MathML">
  <semantics>
    <mfenced open="" close="">
      <mtable>
        <mtr>
          <mtd>
            <mrow>
              <mrow>
                <mi mathvariant="normal">k</mi>
                <mo stretchy="false">+</mo>
                <mi mathvariant="normal">n</mi>
              </mrow>
              <mi mathvariant="normal">−</mi>
              <mn>1</mn>
            </mrow>
          </mtd>
        </mtr>
      </mtable>
    </mfenced>
    <annotation encoding="StarMath 5.0">left ( binom {k + n - 1} k right )</annotation>
  </semantics>
</math>
</file>